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909in"/>
    </style:style>
    <style:style style:name="co2" style:family="table-column">
      <style:table-column-properties fo:break-before="auto" style:column-width="0.7929in"/>
    </style:style>
    <style:style style:name="co3" style:family="table-column">
      <style:table-column-properties fo:break-before="auto" style:column-width="0.8902in"/>
    </style:style>
    <style:style style:name="co4" style:family="table-column">
      <style:table-column-properties fo:break-before="auto" style:column-width="0.2835in"/>
    </style:style>
    <style:style style:name="co5" style:family="table-column">
      <style:table-column-properties fo:break-before="auto" style:column-width="0.8516in"/>
    </style:style>
    <style:style style:name="co6" style:family="table-column">
      <style:table-column-properties fo:break-before="auto" style:column-width="0.3047in"/>
    </style:style>
    <style:style style:name="co7" style:family="table-column">
      <style:table-column-properties fo:break-before="auto" style:column-width="0.2937in"/>
    </style:style>
    <style:style style:name="co8" style:family="table-column">
      <style:table-column-properties fo:break-before="auto" style:column-width="1.4945in"/>
    </style:style>
    <style:style style:name="co9" style:family="table-column">
      <style:table-column-properties fo:break-before="auto" style:column-width="0.4437in"/>
    </style:style>
    <style:style style:name="co10" style:family="table-column">
      <style:table-column-properties fo:break-before="auto" style:column-width="0.5083in"/>
    </style:style>
    <style:style style:name="co11" style:family="table-column">
      <style:table-column-properties fo:break-before="auto" style:column-width="0.6744in"/>
    </style:style>
    <style:style style:name="co12" style:family="table-column">
      <style:table-column-properties fo:break-before="auto" style:column-width="0.8591in"/>
    </style:style>
    <style:style style:name="co13" style:family="table-column">
      <style:table-column-properties fo:break-before="auto" style:column-width="0.752in"/>
    </style:style>
    <style:style style:name="co14" style:family="table-column">
      <style:table-column-properties fo:break-before="auto" style:column-width="1.522in"/>
    </style:style>
    <style:style style:name="co15" style:family="table-column">
      <style:table-column-properties fo:break-before="auto" style:column-width="0.4402in"/>
    </style:style>
    <style:style style:name="co16" style:family="table-column">
      <style:table-column-properties fo:break-before="auto" style:column-width="0.45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number-columns-repeated="13" table:default-cell-style-name="Default"/>
        <table:table-row table:style-name="ro1" table:number-rows-repeated="2">
          <table:table-cell table:number-columns-repeated="41"/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F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05</text:p>
          </table:table-cell>
          <table:table-cell office:value-type="string" calcext:value-type="string">
            <text:p>E006</text:p>
          </table:table-cell>
          <table:table-cell office:value-type="string" calcext:value-type="string">
            <text:p>E007</text:p>
          </table:table-cell>
          <table:table-cell office:value-type="string" calcext:value-type="string">
            <text:p>E008</text:p>
          </table:table-cell>
          <table:table-cell office:value-type="string" calcext:value-type="string">
            <text:p>E009</text:p>
          </table:table-cell>
          <table:table-cell office:value-type="string" calcext:value-type="string">
            <text:p>E00A</text:p>
          </table:table-cell>
          <table:table-cell office:value-type="string" calcext:value-type="string">
            <text:p>E00B</text:p>
          </table:table-cell>
          <table:table-cell office:value-type="string" calcext:value-type="string">
            <text:p>E00C</text:p>
          </table:table-cell>
          <table:table-cell office:value-type="string" calcext:value-type="string">
            <text:p>E00D</text:p>
          </table:table-cell>
          <table:table-cell office:value-type="string" calcext:value-type="string">
            <text:p>E00E</text:p>
          </table:table-cell>
          <table:table-cell office:value-type="string" calcext:value-type="string">
            <text:p>E00F</text:p>
          </table:table-cell>
          <table:table-cell office:value-type="string" calcext:value-type="string">
            <text:p>E010</text:p>
          </table:table-cell>
          <table:table-cell office:value-type="string" calcext:value-type="string">
            <text:p>E011</text:p>
          </table:table-cell>
          <table:table-cell office:value-type="string" calcext:value-type="string">
            <text:p>E012</text:p>
          </table:table-cell>
          <table:table-cell office:value-type="string" calcext:value-type="string">
            <text:p>E013</text:p>
          </table:table-cell>
          <table:table-cell office:value-type="string" calcext:value-type="string">
            <text:p>E014</text:p>
          </table:table-cell>
          <table:table-cell office:value-type="string" calcext:value-type="string">
            <text:p>E015</text:p>
          </table:table-cell>
          <table:table-cell office:value-type="string" calcext:value-type="string">
            <text:p>E016</text:p>
          </table:table-cell>
          <table:table-cell office:value-type="string" calcext:value-type="string">
            <text:p>E017</text:p>
          </table:table-cell>
          <table:table-cell office:value-type="string" calcext:value-type="string">
            <text:p>E018</text:p>
          </table:table-cell>
          <table:table-cell office:value-type="string" calcext:value-type="string">
            <text:p>E019</text:p>
          </table:table-cell>
          <table:table-cell office:value-type="string" calcext:value-type="string">
            <text:p>E01A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E01D</text:p>
          </table:table-cell>
          <table:table-cell office:value-type="string" calcext:value-type="string">
            <text:p>E01E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E021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E023</text:p>
          </table:table-cell>
          <table:table-cell office:value-type="string" calcext:value-type="string">
            <text:p>E024</text:p>
          </table:table-cell>
        </table:table-row>
        <table:table-row table:style-name="ro1">
          <table:table-cell table:number-columns-repeated="41"/>
        </table:table-row>
        <table:table-row table:style-name="ro1">
          <table:table-cell/>
          <table:table-cell office:value-type="string" calcext:value-type="string">
            <text:p>var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ave slot</text:p>
          </table:table-cell>
          <table:table-cell table:formula="of:=&quot;3007470&quot;" office:value-type="string" office:string-value="3007470" calcext:value-type="string">
            <text:p>3007470</text:p>
          </table:table-cell>
          <table:table-cell table:number-columns-repeated="10"/>
          <table:table-cell office:value-type="string" calcext:value-type="string">
            <text:p>read</text:p>
          </table:table-cell>
          <table:table-cell table:number-columns-repeated="28"/>
        </table:table-row>
        <table:table-row table:style-name="ro1">
          <table:table-cell/>
          <table:table-cell table:formula="of:=&quot;3007474&quot;" office:value-type="string" office:string-value="3007474" calcext:value-type="string">
            <text:p>3007474</text:p>
          </table:table-cell>
          <table:table-cell table:number-columns-repeated="11"/>
          <table:table-cell office:value-type="string" calcext:value-type="string">
            <text:p>read</text:p>
          </table:table-cell>
          <table:table-cell table:number-columns-repeated="25"/>
          <table:table-cell office:value-type="string" calcext:value-type="string">
            <text:p>read a</text:p>
          </table:table-cell>
          <table:table-cell/>
        </table:table-row>
        <table:table-row table:style-name="ro1">
          <table:table-cell/>
          <table:table-cell table:formula="of:=&quot;3007478&quot;" office:value-type="string" office:string-value="3007478" calcext:value-type="string">
            <text:p>3007478</text:p>
          </table:table-cell>
          <table:table-cell table:number-columns-repeated="12"/>
          <table:table-cell office:value-type="string" calcext:value-type="string">
            <text:p>read</text:p>
          </table:table-cell>
          <table:table-cell table:number-columns-repeated="25"/>
          <table:table-cell office:value-type="string" calcext:value-type="string">
            <text:p>read a</text:p>
          </table:table-cell>
        </table:table-row>
        <table:table-row table:style-name="ro1">
          <table:table-cell office:value-type="string" calcext:value-type="string">
            <text:p>Area ?</text:p>
          </table:table-cell>
          <table:table-cell table:formula="of:=&quot;300747C&quot;" office:value-type="string" office:string-value="300747C" calcext:value-type="string">
            <text:p>300747C</text:p>
          </table:table-cell>
          <table:table-cell table:number-columns-repeated="13"/>
          <table:table-cell office:value-type="string" calcext:value-type="string">
            <text:p>read a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World ?</text:p>
          </table:table-cell>
          <table:table-cell table:formula="of:=&quot;3007480&quot;" office:value-type="string" office:string-value="3007480" calcext:value-type="string">
            <text:p>3007480</text:p>
          </table:table-cell>
          <table:table-cell table:number-columns-repeated="14"/>
          <table:table-cell office:value-type="string" calcext:value-type="string">
            <text:p>read 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lanet ?</text:p>
          </table:table-cell>
          <table:table-cell table:formula="of:=&quot;3007484&quot;" office:value-type="string" office:string-value="3007484" calcext:value-type="string">
            <text:p>3007484</text:p>
          </table:table-cell>
          <table:table-cell table:number-columns-repeated="15"/>
          <table:table-cell office:value-type="string" calcext:value-type="string">
            <text:p>read 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efault name</text:p>
          </table:table-cell>
          <table:table-cell table:formula="of:=&quot;3007488&quot;" office:value-type="string" office:string-value="3007488" calcext:value-type="string">
            <text:p>3007488</text:p>
          </table:table-cell>
          <table:table-cell table:number-columns-repeated="29"/>
          <table:table-cell office:value-type="string" calcext:value-type="string">
            <text:p>read</text:p>
          </table:table-cell>
          <table:table-cell table:number-columns-repeated="9"/>
        </table:table-row>
        <table:table-row table:style-name="ro1">
          <table:table-cell/>
          <table:table-cell table:formula="of:=&quot;300748C&quot;" office:value-type="string" office:string-value="300748C" calcext:value-type="string">
            <text:p>300748C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/>
          <table:table-cell table:formula="of:=&quot;3007490&quot;" office:value-type="string" office:string-value="3007490" calcext:value-type="string">
            <text:p>3007490</text:p>
          </table:table-cell>
          <table:table-cell table:number-columns-repeated="20"/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cript counter</text:p>
          </table:table-cell>
          <table:table-cell table:formula="of:=&quot;3007494&quot;" office:value-type="string" office:string-value="3007494" calcext:value-type="string">
            <text:p>300749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emp tile data</text:p>
          </table:table-cell>
          <table:table-cell table:formula="of:=&quot;3007498&quot;" office:value-type="string" office:string-value="3007498" calcext:value-type="string">
            <text:p>3007498</text:p>
          </table:table-cell>
          <table:table-cell table:number-columns-repeated="28"/>
          <table:table-cell office:value-type="string" calcext:value-type="string">
            <text:p>sp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mp char</text:p>
          </table:table-cell>
          <table:table-cell table:formula="of:=&quot;300749C&quot;" office:value-type="string" office:string-value="300749C" calcext:value-type="string">
            <text:p>300749C</text:p>
          </table:table-cell>
          <table:table-cell table:number-columns-repeated="39"/>
        </table:table-row>
        <table:table-row table:style-name="ro1">
          <table:table-cell/>
          <table:table-cell table:formula="of:=&quot;30074A0&quot;" office:value-type="string" office:string-value="30074A0" calcext:value-type="string">
            <text:p>30074A0</text:p>
          </table:table-cell>
          <table:table-cell table:number-columns-repeated="2"/>
          <table:table-cell table:formula="of:=&quot;+=32&quot;" office:value-type="string" office:string-value="+=32" calcext:value-type="string">
            <text:p>+=32</text:p>
          </table:table-cell>
          <table:table-cell table:formula="of:=&quot;+=64&quot;" office:value-type="string" office:string-value="+=64" calcext:value-type="string">
            <text:p>+=64</text:p>
          </table:table-cell>
          <table:table-cell table:number-columns-repeated="35"/>
        </table:table-row>
        <table:table-row table:style-name="ro1">
          <table:table-cell/>
          <table:table-cell table:formula="of:=&quot;30074A4&quot;" office:value-type="string" office:string-value="30074A4" calcext:value-type="string">
            <text:p>30074A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7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&quot;30074A8&quot;" office:value-type="string" office:string-value="30074A8" calcext:value-type="string">
            <text:p>30074A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&quot;30074AC&quot;" office:value-type="string" office:string-value="30074AC" calcext:value-type="string">
            <text:p>30074AC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&quot;30074B0&quot;" office:value-type="string" office:string-value="30074B0" calcext:value-type="string">
            <text:p>30074B0</text:p>
          </table:table-cell>
          <table:table-cell table:number-columns-repeated="2"/>
          <table:table-cell office:value-type="string" calcext:value-type="string">
            <text:p>“74A0” + 32</text:p>
          </table:table-cell>
          <table:table-cell office:value-type="string" calcext:value-type="string">
            <text:p>“74A0” + 64</text:p>
          </table:table-cell>
          <table:table-cell table:number-columns-repeated="35"/>
        </table:table-row>
        <table:table-row table:style-name="ro1">
          <table:table-cell/>
          <table:table-cell table:formula="of:=&quot;30074B8&quot;" office:value-type="string" office:string-value="30074B8" calcext:value-type="string">
            <text:p>30074B8</text:p>
          </table:table-cell>
          <table:table-cell table:number-columns-repeated="8"/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&quot;30074BC&quot;" office:value-type="string" office:string-value="30074BC" calcext:value-type="string">
            <text:p>30074BC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formula="of:=&quot;30074C0&quot;" office:value-type="string" office:string-value="30074C0" calcext:value-type="string">
            <text:p>30074C0</text:p>
          </table:table-cell>
          <table:table-cell table:number-columns-repeated="8"/>
          <table:table-cell table:number-columns-repeated="2" office:value-type="string" calcext:value-type="string">
            <text:p>a+[sc]+([sc+1]&lt;&lt;5)</text:p>
          </table:table-cell>
          <table:table-cell table:number-columns-repeated="9"/>
          <table:table-cell office:value-type="string" calcext:value-type="string">
            <text:p>a + [sc] + ([sc+1]&lt;&lt;5)</text:p>
          </table:table-cell>
          <table:table-cell table:number-columns-repeated="6"/>
          <table:table-cell table:number-columns-repeated="2" office:value-type="string" calcext:value-type="string">
            <text:p>a+[sc]+([sc+1]&lt;&lt;5)</text:p>
          </table:table-cell>
          <table:table-cell table:number-columns-repeated="11"/>
        </table:table-row>
        <table:table-row table:style-name="ro1">
          <table:table-cell/>
          <table:table-cell table:formula="of:=&quot;30074C4&quot;" office:value-type="string" office:string-value="30074C4" calcext:value-type="string">
            <text:p>30074C4</text:p>
          </table:table-cell>
          <table:table-cell table:number-columns-repeated="8"/>
          <table:table-cell table:number-columns-repeated="2" office:value-type="string" calcext:value-type="string">
            <text:p>a+[sc+2]+([sc+3]&lt;&lt;5)</text:p>
          </table:table-cell>
          <table:table-cell table:number-columns-repeated="9"/>
          <table:table-cell office:value-type="string" calcext:value-type="string">
            <text:p>a+[sc+2]+([sc+3]&lt;&lt;5)</text:p>
          </table:table-cell>
          <table:table-cell table:number-columns-repeated="6"/>
          <table:table-cell table:number-columns-repeated="2" office:value-type="string" calcext:value-type="string">
            <text:p>a+[sc+2]+([sc+3]&lt;&lt;5)</text:p>
          </table:table-cell>
          <table:table-cell table:number-columns-repeated="11"/>
        </table:table-row>
        <table:table-row table:style-name="ro1">
          <table:table-cell/>
          <table:table-cell table:formula="of:=&quot;30074C8&quot;" office:value-type="string" office:string-value="30074C8" calcext:value-type="string">
            <text:p>30074C8</text:p>
          </table:table-cell>
          <table:table-cell table:number-columns-repeated="9"/>
          <table:table-cell office:value-type="string" calcext:value-type="string">
            <text:p>a+[sc+4]+([sc+5]&lt;&lt;5)</text:p>
          </table:table-cell>
          <table:table-cell table:number-columns-repeated="7"/>
          <table:table-cell office:value-type="string" calcext:value-type="string">
            <text:p><text:s text:c="19"/></text:p>
          </table:table-cell>
          <table:table-cell table:number-columns-repeated="21"/>
        </table:table-row>
        <table:table-row table:style-name="ro1">
          <table:table-cell/>
          <table:table-cell table:formula="of:=&quot;30074CC&quot;" office:value-type="string" office:string-value="30074CC" calcext:value-type="string">
            <text:p>30074CC</text:p>
          </table:table-cell>
          <table:table-cell table:number-columns-repeated="10"/>
          <table:table-cell table:number-columns-repeated="3" office:value-type="float" office:value="0" calcext:value-type="float">
            <text:p>0</text:p>
          </table:table-cell>
          <table:table-cell table:number-columns-repeated="2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1"/>
        </table:table-row>
        <table:table-row table:style-name="ro1">
          <table:table-cell office:value-type="string" calcext:value-type="string">
            <text:p>number string</text:p>
          </table:table-cell>
          <table:table-cell table:formula="of:=&quot;30074D4&quot;" office:value-type="string" office:string-value="30074D4" calcext:value-type="string">
            <text:p>30074D4</text:p>
          </table:table-cell>
          <table:table-cell table:number-columns-repeated="37"/>
          <table:table-cell table:formula="of:=&quot;a/10+1&quot;" office:value-type="string" office:string-value="a/10+1" calcext:value-type="string">
            <text:p>a/10+1</text:p>
          </table:table-cell>
          <table:table-cell table:formula="of:=&quot;a/10+1&quot;" office:value-type="string" office:string-value="a/10+1" calcext:value-type="string">
            <text:p>a/10+1</text:p>
          </table:table-cell>
        </table:table-row>
        <table:table-row table:style-name="ro1">
          <table:table-cell/>
          <table:table-cell table:formula="of:=&quot;30074D5&quot;" office:value-type="string" office:string-value="30074D5" calcext:value-type="string">
            <text:p>30074D5</text:p>
          </table:table-cell>
          <table:table-cell table:number-columns-repeated="37"/>
          <table:table-cell table:formula="of:=&quot;a%10+1&quot;" office:value-type="string" office:string-value="a%10+1" calcext:value-type="string">
            <text:p>a%10+1</text:p>
          </table:table-cell>
          <table:table-cell table:formula="of:=&quot;a%10+1&quot;" office:value-type="string" office:string-value="a%10+1" calcext:value-type="string">
            <text:p>a%10+1</text:p>
          </table:table-cell>
        </table:table-row>
        <table:table-row table:style-name="ro1">
          <table:table-cell/>
          <table:table-cell table:formula="of:=&quot;30074D6&quot;" office:value-type="string" office:string-value="30074D6" calcext:value-type="string">
            <text:p>30074D6</text:p>
          </table:table-cell>
          <table:table-cell table:number-columns-repeated="37"/>
          <table:table-cell table:formula="of:=&quot;0xFF&quot;" office:value-type="string" office:string-value="0xFF" calcext:value-type="string">
            <text:p>0xFF</text:p>
          </table:table-cell>
          <table:table-cell table:formula="of:=&quot;0xFF&quot;" office:value-type="string" office:string-value="0xFF" calcext:value-type="string">
            <text:p>0xFF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formula="of:=&quot;30074DC&quot;" office:value-type="string" office:string-value="30074DC" calcext:value-type="string">
            <text:p>30074DC</text:p>
          </table:table-cell>
          <table:table-cell table:number-columns-repeated="13"/>
          <table:table-cell table:number-columns-repeated="3" office:value-type="string" calcext:value-type="string">
            <text:p>a</text:p>
          </table:table-cell>
          <table:table-cell table:number-columns-repeated="13"/>
          <table:table-cell office:value-type="string" calcext:value-type="string">
            <text:p>[[sc]*2 + 0x81D2EA8]</text:p>
          </table:table-cell>
          <table:table-cell table:number-columns-repeated="9"/>
        </table:table-row>
        <table:table-row table:style-name="ro1">
          <table:table-cell table:number-columns-repeated="41"/>
        </table:table-row>
        <table:table-row table:style-name="ro1">
          <table:table-cell office:value-type="string" calcext:value-type="string">
            <text:p>tile base</text:p>
          </table:table-cell>
          <table:table-cell table:formula="of:=&quot;30074E0&quot;" office:value-type="string" office:string-value="30074E0" calcext:value-type="string">
            <text:p>30074E0</text:p>
          </table:table-cell>
          <table:table-cell table:number-columns-repeated="30"/>
          <table:table-cell office:value-type="string" calcext:value-type="string">
            <text:p>r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p base</text:p>
          </table:table-cell>
          <table:table-cell table:formula="of:=&quot;30074E4&quot;" office:value-type="string" office:string-value="30074E4" calcext:value-type="string">
            <text:p>30074E4</text:p>
          </table:table-cell>
          <table:table-cell table:number-columns-repeated="28"/>
          <table:table-cell office:value-type="string" calcext:value-type="string">
            <text:p>read</text:p>
          </table:table-cell>
          <table:table-cell/>
          <table:table-cell office:value-type="string" calcext:value-type="string">
            <text:p>r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le metadata</text:p>
          </table:table-cell>
          <table:table-cell table:formula="of:=&quot;30074E8&quot;" office:value-type="string" office:string-value="30074E8" calcext:value-type="string">
            <text:p>30074E8</text:p>
          </table:table-cell>
          <table:table-cell table:number-columns-repeated="8"/>
          <table:table-cell office:value-type="string" calcext:value-type="string">
            <text:p>read</text:p>
          </table:table-cell>
          <table:table-cell table:number-columns-repeated="17"/>
          <table:table-cell office:value-type="string" calcext:value-type="string">
            <text:p>read</text:p>
          </table:table-cell>
          <table:table-cell/>
          <table:table-cell office:value-type="string" calcext:value-type="string">
            <text:p>read</text:p>
          </table:table-cell>
          <table:table-cell/>
          <table:table-cell office:value-type="string" calcext:value-type="string">
            <text:p>read</text:p>
          </table:table-cell>
          <table:table-cell table:number-columns-repeated="8"/>
        </table:table-row>
        <table:table-row table:style-name="ro1">
          <table:table-cell table:number-columns-repeated="41"/>
        </table:table-row>
        <table:table-row table:style-name="ro1">
          <table:table-cell office:value-type="string" calcext:value-type="string">
            <text:p>karabon</text:p>
          </table:table-cell>
          <table:table-cell table:formula="of:=&quot;203626C&quot;" office:value-type="string" office:string-value="203626C" calcext:value-type="string">
            <text:p>203626C</text:p>
          </table:table-cell>
          <table:table-cell table:number-columns-repeated="16"/>
          <table:table-cell office:value-type="string" calcext:value-type="string">
            <text:p>[sc]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max health</text:p>
          </table:table-cell>
          <table:table-cell table:formula="of:=&quot;203626D&quot;" office:value-type="string" office:string-value="203626D" calcext:value-type="string">
            <text:p>203626D</text:p>
          </table:table-cell>
          <table:table-cell table:number-columns-repeated="17"/>
          <table:table-cell office:value-type="string" calcext:value-type="string">
            <text:p>+= [sc]</text:p>
          </table:table-cell>
          <table:table-cell office:value-type="string" calcext:value-type="string">
            <text:p>read</text:p>
          </table:table-cell>
          <table:table-cell/>
          <table:table-cell office:value-type="string" calcext:value-type="string">
            <text:p>read</text:p>
          </table:table-cell>
          <table:table-cell table:number-columns-repeated="4"/>
          <table:table-cell office:value-type="string" calcext:value-type="string">
            <text:p>rea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urrent health</text:p>
          </table:table-cell>
          <table:table-cell table:formula="of:=&quot;203626E&quot;" office:value-type="string" office:string-value="203626E" calcext:value-type="string">
            <text:p>203626E</text:p>
          </table:table-cell>
          <table:table-cell table:number-columns-repeated="18"/>
          <table:table-cell office:value-type="string" calcext:value-type="string">
            <text:p>+= [sc]</text:p>
          </table:table-cell>
          <table:table-cell/>
          <table:table-cell office:value-type="string" calcext:value-type="string">
            <text:p>read</text:p>
          </table:table-cell>
          <table:table-cell table:number-columns-repeated="4"/>
          <table:table-cell office:value-type="string" calcext:value-type="string">
            <text:p>rea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old</text:p>
          </table:table-cell>
          <table:table-cell table:formula="of:=&quot;2036270&quot;" office:value-type="string" office:string-value="2036270" calcext:value-type="string">
            <text:p>2036270</text:p>
          </table:table-cell>
          <table:table-cell table:number-columns-repeated="24"/>
          <table:table-cell office:value-type="string" calcext:value-type="string">
            <text:p>+= [sc]</text:p>
          </table:table-cell>
          <table:table-cell table:number-columns-repeated="6"/>
          <table:table-cell office:value-type="string" calcext:value-type="string">
            <text:p>read</text:p>
          </table:table-cell>
          <table:table-cell table:formula="of:=&quot;-=[sc]&quot;" office:value-type="string" office:string-value="-=[sc]" calcext:value-type="string">
            <text:p>-=[sc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aw flags?</text:p>
          </table:table-cell>
          <table:table-cell table:formula="of:=&quot;2036272&quot;" office:value-type="string" office:string-value="2036272" calcext:value-type="string">
            <text:p>2036272</text:p>
          </table:table-cell>
          <table:table-cell table:number-columns-repeated="16"/>
          <table:table-cell table:formula="of:=&quot;|= 0x400&quot;" office:value-type="string" office:string-value="|= 0x400" calcext:value-type="string">
            <text:p>|= 0x400</text:p>
          </table:table-cell>
          <table:table-cell table:formula="of:=&quot;|= 0x1000&quot;" office:value-type="string" office:string-value="|= 0x1000" calcext:value-type="string">
            <text:p>|= 0x1000</text:p>
          </table:table-cell>
          <table:table-cell office:value-type="string" calcext:value-type="string">
            <text:p>|= 0x1000</text:p>
          </table:table-cell>
          <table:table-cell table:number-columns-repeated="5"/>
          <table:table-cell office:value-type="string" calcext:value-type="string">
            <text:p>|= 0x2000</text:p>
          </table:table-cell>
          <table:table-cell table:number-columns-repeated="14"/>
        </table:table-row>
        <table:table-row table:style-name="ro1">
          <table:table-cell table:number-columns-repeated="41"/>
        </table:table-row>
        <table:table-row table:style-name="ro1">
          <table:table-cell/>
          <table:table-cell table:formula="of:=&quot;203498B&quot;" office:value-type="string" office:string-value="203498B" calcext:value-type="string">
            <text:p>203498B</text:p>
          </table:table-cell>
          <table:table-cell table:number-columns-repeated="22"/>
          <table:table-cell office:value-type="string" calcext:value-type="string">
            <text:p>[sc]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7T20:38:30.595000000</meta:creation-date>
    <dc:date>2022-09-21T13:35:36.160000000</dc:date>
    <meta:editing-duration>P3DT9H15M32S</meta:editing-duration>
    <meta:editing-cycles>39</meta:editing-cycles>
    <meta:generator>LibreOffice/7.3.5.2$Windows_X86_64 LibreOffice_project/184fe81b8c8c30d8b5082578aee2fed2ea847c01</meta:generator>
    <meta:document-statistic meta:table-count="1" meta:cell-count="214" meta:object-count="0"/>
    <meta:user-defined meta:name="qrichtext">1</meta:user-defined>
  </office:meta>
</office:document-meta>
</file>